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a2fd" officeooo:paragraph-rsid="0007a2fd"/>
    </style:style>
    <style:style style:name="P2" style:family="paragraph" style:parent-style-name="Standard">
      <loext:graphic-properties draw:fill="solid" draw:fill-color="#282c34"/>
      <style:paragraph-properties fo:background-color="#282c34" fo:padding="0cm" fo:border="none" style:shadow="none"/>
      <style:text-properties officeooo:rsid="0007a2fd" officeooo:paragraph-rsid="0007a2fd"/>
    </style:style>
    <style:style style:name="P3" style:family="paragraph" style:parent-style-name="Subtitle">
      <style:text-properties officeooo:rsid="0007a2fd" officeooo:paragraph-rsid="0007a2fd"/>
    </style:style>
    <style:style style:name="P4" style:family="paragraph" style:parent-style-name="Text_20_body">
      <style:text-properties officeooo:rsid="0007a2fd" officeooo:paragraph-rsid="0007a2fd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itle">
      <style:text-properties officeooo:rsid="0007a2fd" officeooo:paragraph-rsid="0007a2f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d55fde" loext:opacity="100%" style:font-name="JetBrains Mono" fo:font-size="10.5pt" fo:font-style="italic" fo:font-weight="normal" style:font-size-asian="10.5pt" style:font-style-asian="italic" style:font-weight-asian="normal"/>
    </style:style>
    <style:style style:name="T3" style:family="text">
      <style:text-properties fo:color="#61afef" loext:opacity="100%" style:font-name="JetBrains Mono" fo:font-size="10.5pt" fo:font-style="normal" fo:font-weight="normal" style:font-size-asian="10.5pt" style:font-style-asian="normal" style:font-weight-asian="normal"/>
    </style:style>
    <style:style style:name="T4" style:family="text">
      <style:text-properties fo:color="#bbbbbb" loext:opacity="100%" style:font-name="JetBrains Mono" fo:font-size="10.5pt" fo:font-style="normal" fo:font-weight="normal" style:font-size-asian="10.5pt" style:font-style-asian="normal" style:font-weight-asian="normal"/>
    </style:style>
    <style:style style:name="T5" style:family="text">
      <style:text-properties fo:color="#d19a66" loext:opacity="100%" style:font-name="JetBrains Mono" fo:font-size="10.5pt" fo:font-style="normal" fo:font-weight="normal" style:font-size-asian="10.5pt" style:font-style-asian="normal" style:font-weight-asian="normal"/>
    </style:style>
    <style:style style:name="T6" style:family="text">
      <style:text-properties fo:color="#2bbac5" loext:opacity="100%" style:font-name="JetBrains Mono" fo:font-size="10.5pt" fo:font-style="normal" fo:font-weight="normal" style:font-size-asian="10.5pt" style:font-style-asian="normal" style:font-weight-asian="normal"/>
    </style:style>
    <style:style style:name="T7" style:family="text">
      <style:text-properties fo:color="#ef596f" loext:opacity="100%" style:font-name="JetBrains Mono" fo:font-size="10.5pt" fo:font-style="normal" fo:font-weight="normal" style:font-size-asian="10.5pt" style:font-style-asian="normal" style:font-weight-asian="normal"/>
    </style:style>
    <style:style style:name="T8" style:family="text">
      <style:text-properties fo:color="#5c6370" loext:opacity="100%" style:font-name="JetBrains Mono" fo:font-size="10.5pt" fo:font-style="italic" fo:font-weight="normal" style:font-size-asian="10.5pt" style:font-style-asian="italic" style:font-weight-asian="normal"/>
    </style:style>
    <style:style style:name="T9" style:family="text">
      <style:text-properties fo:color="#89ca78" loext:opacity="100%" style:font-name="JetBrains Mono" fo:font-size="10.5pt" fo:font-style="normal" fo:font-weight="normal" style:font-size-asian="10.5pt" style:font-style-asian="normal" style:font-weight-asian="normal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APORT ZADANIE 3</text:p>
      <text:p text:style-name="P3">Eryk Krygier 155615</text:p>
      <text:p text:style-name="P4"/>
      <text:p text:style-name="P4">Celem tego projektu było zaimplementowanie algorytmu k-NN (k najbliższych sąsiadów) i przetestowanie jego skuteczności na dwóch popularnych zbiorach danych: Iris i Wine. Algorytm ten jest powszechnie używany w klasyfikacji, bazując na k najbliższych sąsiadach danego punktu w przestrzeni cech.</text:p>
      <text:p text:style-name="P4"><text:s text:c="4"/><text:span text:style-name="T1">Definicja funkcji odległości:</text:span></text:p>
      <text:p text:style-name="P4"><text:s text:c="8"/>Zdefiniowane są dwie funkcje obliczające odległość między dwoma punktami: euclidean_distance dla odległości euklidesowej i manhattan_distance dla odległości miejskiej.</text:p>
      <text:p text:style-name="P2"><text:span text:style-name="T2">def </text:span><text:span text:style-name="T3">euclidean_distance</text:span><text:span text:style-name="T4">(</text:span><text:span text:style-name="T5">x</text:span><text:span text:style-name="T4">, </text:span><text:span text:style-name="T5">y</text:span><text:span text:style-name="T4">):</text:span><text:line-break/><text:span text:style-name="T4"> <text:s text:c="3"/></text:span><text:span text:style-name="T2">return </text:span><text:span text:style-name="T3">sqrt</text:span><text:span text:style-name="T4">(</text:span><text:span text:style-name="T6">sum</text:span><text:span text:style-name="T4">((</text:span><text:span text:style-name="T7">a </text:span><text:span text:style-name="T4">- </text:span><text:span text:style-name="T7">b</text:span><text:span text:style-name="T4">) ** </text:span><text:span text:style-name="T5">2 </text:span><text:span text:style-name="T2">for </text:span><text:span text:style-name="T4">a, b </text:span><text:span text:style-name="T2">in </text:span><text:span text:style-name="T6">zip</text:span><text:span text:style-name="T4">(</text:span><text:span text:style-name="T5">x</text:span><text:span text:style-name="T4">, </text:span><text:span text:style-name="T5">y</text:span><text:span text:style-name="T4">)))</text:span><text:line-break/><text:line-break/><text:line-break/><text:span text:style-name="T2">def </text:span><text:span text:style-name="T3">manhattan_distance</text:span><text:span text:style-name="T4">(</text:span><text:span text:style-name="T5">x</text:span><text:span text:style-name="T4">, </text:span><text:span text:style-name="T5">y</text:span><text:span text:style-name="T4">):</text:span><text:line-break/><text:span text:style-name="T4"> <text:s text:c="3"/></text:span><text:span text:style-name="T2">return </text:span><text:span text:style-name="T6">sum</text:span><text:span text:style-name="T4">(</text:span><text:span text:style-name="T6">abs</text:span><text:span text:style-name="T4">(</text:span><text:span text:style-name="T7">a </text:span><text:span text:style-name="T4">- </text:span><text:span text:style-name="T7">b</text:span><text:span text:style-name="T4">) </text:span><text:span text:style-name="T2">for </text:span><text:span text:style-name="T4">a, b </text:span><text:span text:style-name="T2">in </text:span><text:span text:style-name="T6">zip</text:span><text:span text:style-name="T4">(</text:span><text:span text:style-name="T5">x</text:span><text:span text:style-name="T4">, </text:span><text:span text:style-name="T5">y</text:span><text:span text:style-name="T4">))</text:span></text:p>
      <text:p text:style-name="P1"/>
      <text:p text:style-name="P4"><text:span text:style-name="Strong_20_Emphasis">Funkcja przewidująca etykietę na podstawie k najbliższych sąsiadów:</text:span></text:p>
      <text:list xml:id="list3684101087" text:style-name="L2">
        <text:list-item>
          <text:list>
            <text:list-item>
              <text:p text:style-name="P6"><text:span text:style-name="Source_20_Text">kNN_predict</text:span> przyjmuje dane treningowe, etykiety treningowe, instancję testową, liczbę sąsiadów <text:span text:style-name="Source_20_Text">k</text:span> i wybraną miarę odległości.</text:p>
            </text:list-item>
            <text:list-item>
              <text:p text:style-name="P6">Oblicza odległość między instancją testową a każdym punktem w zbiorze treningowym.</text:p>
            </text:list-item>
            <text:list-item>
              <text:p text:style-name="P6">Sortuje wyniki według odległości i wybiera pierwszych <text:span text:style-name="Source_20_Text">k</text:span> najbliższych sąsiadów.</text:p>
            </text:list-item>
            <text:list-item>
              <text:p text:style-name="P5">Przewiduje etykietę na podstawie najczęściej występującej etykiety wśród najbliższych sąsiadów.</text:p>
            </text:list-item>
          </text:list>
        </text:list-item>
      </text:list>
      <text:p text:style-name="P2"><text:span text:style-name="T2">def </text:span><text:span text:style-name="T3">kNN_predict</text:span><text:span text:style-name="T4">(</text:span><text:span text:style-name="T5">train_data</text:span><text:span text:style-name="T4">, </text:span><text:span text:style-name="T5">train_labels</text:span><text:span text:style-name="T4">, </text:span><text:span text:style-name="T5">test_instance</text:span><text:span text:style-name="T4">, </text:span><text:span text:style-name="T5">k</text:span><text:span text:style-name="T4">, </text:span><text:span text:style-name="T5">distance_metric</text:span><text:span text:style-name="T4">):</text:span><text:line-break/><text:span text:style-name="T4"> <text:s text:c="3"/></text:span><text:span text:style-name="T7">distances </text:span><text:span text:style-name="T4">= [(</text:span><text:span text:style-name="T7">index</text:span><text:span text:style-name="T4">, </text:span><text:span text:style-name="T3">distance_metric</text:span><text:span text:style-name="T4">(</text:span><text:span text:style-name="T5">test_instance</text:span><text:span text:style-name="T4">, </text:span><text:span text:style-name="T5">train_data</text:span><text:span text:style-name="T4">[</text:span><text:span text:style-name="T7">index</text:span><text:span text:style-name="T4">]))</text:span><text:line-break/><text:span text:style-name="T4"> <text:s text:c="16"/></text:span><text:span text:style-name="T2">for </text:span><text:span text:style-name="T4">index </text:span><text:span text:style-name="T2">in </text:span><text:span text:style-name="T6">range</text:span><text:span text:style-name="T4">(</text:span><text:span text:style-name="T6">len</text:span><text:span text:style-name="T4">(</text:span><text:span text:style-name="T5">train_data</text:span><text:span text:style-name="T4">))]</text:span><text:line-break/><text:line-break/><text:span text:style-name="T4"> <text:s text:c="3"/></text:span><text:span text:style-name="T7">distances</text:span><text:span text:style-name="T4">.</text:span><text:span text:style-name="T3">sort</text:span><text:span text:style-name="T4">(</text:span><text:span text:style-name="T5">key</text:span><text:span text:style-name="T4">=</text:span><text:span text:style-name="T2">lambda </text:span><text:span text:style-name="T5">x</text:span><text:span text:style-name="T4">: x[</text:span><text:span text:style-name="T5">1</text:span><text:span text:style-name="T4">])</text:span><text:line-break/><text:line-break/><text:span text:style-name="T4"> <text:s text:c="3"/></text:span><text:span text:style-name="T7">k_nearest_labels </text:span><text:span text:style-name="T4">= [</text:span><text:span text:style-name="T5">train_labels</text:span><text:span text:style-name="T4">[</text:span><text:span text:style-name="T7">index</text:span><text:span text:style-name="T4">] </text:span><text:span text:style-name="T2">for </text:span><text:span text:style-name="T4">index, _ </text:span><text:span text:style-name="T2">in </text:span><text:span text:style-name="T7">distances</text:span><text:span text:style-name="T4">[:</text:span><text:span text:style-name="T5">k</text:span><text:span text:style-name="T4">]]</text:span><text:line-break/><text:line-break/><text:span text:style-name="T4"> <text:s text:c="3"/></text:span><text:span text:style-name="T7">most_common_label </text:span><text:span text:style-name="T4">= </text:span><text:span text:style-name="T3">Counter</text:span><text:span text:style-name="T4">(</text:span><text:span text:style-name="T7">k_nearest_labels</text:span><text:span text:style-name="T4">).</text:span><text:span text:style-name="T3">most_common</text:span><text:span text:style-name="T4">(</text:span><text:span text:style-name="T5">1</text:span><text:span text:style-name="T4">)</text:span><text:line-break/><text:line-break/><text:span text:style-name="T4"> <text:s text:c="3"/></text:span><text:span text:style-name="T2">return </text:span><text:span text:style-name="T7">most_common_label</text:span><text:span text:style-name="T4">[</text:span><text:span text:style-name="T5">0</text:span><text:span text:style-name="T4">][</text:span><text:span text:style-name="T5">0</text:span><text:span text:style-name="T4">]</text:span></text:p>
      <text:p text:style-name="P1"/>
      <text:p text:style-name="P4"><text:span text:style-name="Strong_20_Emphasis">Funkcja oceny dokładności klasyfikacji:</text:span></text:p>
      <text:list xml:id="list4204624375" text:style-name="L3">
        <text:list-item>
          <text:list>
            <text:list-item>
              <text:p text:style-name="P7"><text:span text:style-name="Source_20_Text">kNN_evaluate</text:span> ocenia dokładność klasyfikacji na zbiorze testowym dla konkretnego zestawu danych treningowych, testowych, wartości <text:span text:style-name="Source_20_Text">k</text:span> i miary odległości.</text:p>
            </text:list-item>
            <text:list-item>
              <text:p text:style-name="P7"/>
            </text:list-item>
          </text:list>
        </text:list-item>
      </text:list>
      <text:p text:style-name="P2"><text:soft-page-break/><text:span text:style-name="T2">def </text:span><text:span text:style-name="T3">kNN_evaluate</text:span><text:span text:style-name="T4">(</text:span><text:span text:style-name="T5">train_data</text:span><text:span text:style-name="T4">, </text:span><text:span text:style-name="T5">train_labels</text:span><text:span text:style-name="T4">, </text:span><text:span text:style-name="T5">test_data</text:span><text:span text:style-name="T4">, </text:span><text:span text:style-name="T5">test_labels</text:span><text:span text:style-name="T4">, </text:span><text:span text:style-name="T5">k</text:span><text:span text:style-name="T4">, </text:span><text:span text:style-name="T5">distance_metric</text:span><text:span text:style-name="T4">):</text:span><text:line-break/><text:span text:style-name="T4"> <text:s text:c="3"/></text:span><text:span text:style-name="T7">correct_predictions </text:span><text:span text:style-name="T4">= </text:span><text:span text:style-name="T5">0</text:span><text:line-break/><text:line-break/><text:span text:style-name="T5"> <text:s text:c="3"/></text:span><text:span text:style-name="T2">for </text:span><text:span text:style-name="T4">i </text:span><text:span text:style-name="T2">in </text:span><text:span text:style-name="T6">range</text:span><text:span text:style-name="T4">(</text:span><text:span text:style-name="T6">len</text:span><text:span text:style-name="T4">(</text:span><text:span text:style-name="T5">test_data</text:span><text:span text:style-name="T4">)):</text:span><text:line-break/><text:span text:style-name="T4"> <text:s text:c="7"/></text:span><text:span text:style-name="T7">predicted_label </text:span><text:span text:style-name="T4">= </text:span><text:span text:style-name="T3">kNN_predict</text:span><text:span text:style-name="T4">(</text:span><text:span text:style-name="T5">train_data</text:span><text:span text:style-name="T4">, </text:span><text:span text:style-name="T5">train_labels</text:span><text:span text:style-name="T4">, </text:span><text:span text:style-name="T5">test_data</text:span><text:span text:style-name="T4">[</text:span><text:span text:style-name="T7">i</text:span><text:span text:style-name="T4">], </text:span><text:span text:style-name="T5">k</text:span><text:span text:style-name="T4">, </text:span><text:span text:style-name="T5">distance_metric</text:span><text:span text:style-name="T4">)</text:span><text:line-break/><text:span text:style-name="T4"> <text:s text:c="7"/></text:span><text:span text:style-name="T2">if </text:span><text:span text:style-name="T7">predicted_label </text:span><text:span text:style-name="T4">== </text:span><text:span text:style-name="T5">test_labels</text:span><text:span text:style-name="T4">[</text:span><text:span text:style-name="T7">i</text:span><text:span text:style-name="T4">]:</text:span><text:line-break/><text:span text:style-name="T4"> <text:s text:c="11"/></text:span><text:span text:style-name="T7">correct_predictions </text:span><text:span text:style-name="T4">+= </text:span><text:span text:style-name="T5">1</text:span><text:line-break/><text:line-break/><text:span text:style-name="T5"> <text:s text:c="3"/></text:span><text:span text:style-name="T7">accuracy </text:span><text:span text:style-name="T4">= </text:span><text:span text:style-name="T7">correct_predictions </text:span><text:span text:style-name="T4">/ </text:span><text:span text:style-name="T6">len</text:span><text:span text:style-name="T4">(</text:span><text:span text:style-name="T5">test_data</text:span><text:span text:style-name="T4">)</text:span><text:line-break/><text:span text:style-name="T4"> <text:s text:c="3"/></text:span><text:span text:style-name="T2">return </text:span><text:span text:style-name="T7">accuracy</text:span></text:p>
      <text:p text:style-name="P1"/>
      <text:p text:style-name="P4"><text:span text:style-name="Strong_20_Emphasis">Przeprowadzenie eksperymentów:</text:span></text:p>
      <text:list xml:id="list622786719" text:style-name="L4">
        <text:list-item>
          <text:list>
            <text:list-item>
              <text:p text:style-name="P8">Dla każdego zbioru danych (Iris, Wine) i różnych wartości <text:span text:style-name="Source_20_Text">k</text:span> oraz miar odległości (euklidesowej, miejskiej), algorytm jest testowany i dokładność klasyfikacji jest drukowana na ekranie.</text:p>
            </text:list-item>
          </text:list>
        </text:list-item>
      </text:list>
      <text:p text:style-name="P2"><text:span text:style-name="T4">iris = </text:span><text:span text:style-name="T3">load_iris</text:span><text:span text:style-name="T4">()</text:span><text:line-break/><text:span text:style-name="T4">iris_data = iris.data</text:span><text:line-break/><text:span text:style-name="T4">iris_labels = iris.target</text:span><text:line-break/><text:line-break/><text:span text:style-name="T8"># Podziel dane Iris na zbiór treningowy i testowy</text:span><text:line-break/><text:span text:style-name="T4">iris_train_data, iris_test_data, iris_train_labels, iris_test_labels = </text:span><text:span text:style-name="T3">train_test_split</text:span><text:span text:style-name="T4">(</text:span><text:line-break/><text:span text:style-name="T4"> <text:s text:c="3"/>iris_data, iris_labels, </text:span><text:span text:style-name="T5">test_size</text:span><text:span text:style-name="T4">=</text:span><text:span text:style-name="T5">0.2</text:span><text:span text:style-name="T4">, </text:span><text:span text:style-name="T5">random_state</text:span><text:span text:style-name="T4">=</text:span><text:span text:style-name="T5">42</text:span><text:line-break/><text:span text:style-name="T4">)</text:span><text:line-break/><text:line-break/><text:span text:style-name="T8"># Przetestuj algorytm dla różnych wartości k i miar odległości na zbiorze Iris</text:span><text:line-break/><text:span text:style-name="T4">k_values = [</text:span><text:span text:style-name="T5">3</text:span><text:span text:style-name="T4">, </text:span><text:span text:style-name="T5">5</text:span><text:span text:style-name="T4">, </text:span><text:span text:style-name="T5">7</text:span><text:span text:style-name="T4">]</text:span><text:line-break/><text:span text:style-name="T4">distance_metrics = [euclidean_distance, manhattan_distance]</text:span><text:line-break/><text:line-break/><text:span text:style-name="T2">for </text:span><text:span text:style-name="T4">k </text:span><text:span text:style-name="T2">in </text:span><text:span text:style-name="T4">k_values:</text:span><text:line-break/><text:span text:style-name="T4"> <text:s text:c="3"/></text:span><text:span text:style-name="T2">for </text:span><text:span text:style-name="T4">distance_metric </text:span><text:span text:style-name="T2">in </text:span><text:span text:style-name="T4">distance_metrics:</text:span><text:line-break/><text:span text:style-name="T4"> <text:s text:c="7"/>accuracy = </text:span><text:span text:style-name="T3">kNN_evaluate</text:span><text:span text:style-name="T4">(</text:span><text:line-break/><text:span text:style-name="T4"> <text:s text:c="11"/>iris_train_data, iris_train_labels, iris_test_data, iris_test_labels, k, distance_metric</text:span><text:line-break/><text:span text:style-name="T4"> <text:s text:c="7"/>)</text:span><text:line-break/><text:span text:style-name="T4"> <text:s text:c="7"/></text:span><text:span text:style-name="T6">print</text:span><text:span text:style-name="T4">(</text:span><text:span text:style-name="T9">f'Iris - k=</text:span><text:span text:style-name="T6">{</text:span><text:span text:style-name="T4">k</text:span><text:span text:style-name="T6">}</text:span><text:span text:style-name="T9">, Distance Metric=</text:span><text:span text:style-name="T6">{</text:span><text:span text:style-name="T4">distance_metric.</text:span><text:span text:style-name="T7">__name__</text:span><text:span text:style-name="T6">}</text:span><text:span text:style-name="T9">, Accuracy=</text:span><text:span text:style-name="T6">{</text:span><text:span text:style-name="T4">accuracy</text:span><text:span text:style-name="T6">:</text:span><text:span text:style-name="T9">.2f</text:span><text:span text:style-name="T6">}</text:span><text:span text:style-name="T9">'</text:span><text:span text:style-name="T4">)</text:span><text:line-break/><text:line-break/><text:span text:style-name="T8"># Załaduj dane Wine</text:span><text:line-break/><text:span text:style-name="T4">wine = </text:span><text:span text:style-name="T3">load_wine</text:span><text:span text:style-name="T4">()</text:span><text:line-break/><text:span text:style-name="T4">wine_data = wine.data</text:span><text:line-break/><text:span text:style-name="T4">wine_labels = wine.target</text:span><text:line-break/><text:line-break/><text:span text:style-name="T8"># Podziel dane Wine na zbiór treningowy i testowy</text:span><text:line-break/><text:span text:style-name="T4">wine_train_data, wine_test_data, wine_train_labels, wine_test_labels = </text:span><text:span text:style-name="T3">train_test_split</text:span><text:span text:style-name="T4">(</text:span><text:line-break/><text:span text:style-name="T4"> <text:s text:c="3"/>wine_data, wine_labels, </text:span><text:span text:style-name="T5">test_size</text:span><text:span text:style-name="T4">=</text:span><text:span text:style-name="T5">0.2</text:span><text:span text:style-name="T4">, </text:span><text:span text:style-name="T5">random_state</text:span><text:span text:style-name="T4">=</text:span><text:span text:style-name="T5">42</text:span><text:line-break/><text:span text:style-name="T4">)</text:span><text:line-break/><text:line-break/><text:span text:style-name="T8"># Przetestuj algorytm dla różnych wartości k i miar odległości na zbiorze Wine</text:span><text:line-break/><text:span text:style-name="T2">for </text:span><text:span text:style-name="T4">k </text:span><text:span text:style-name="T2">in </text:span><text:span text:style-name="T4">k_values:</text:span><text:line-break/><text:span text:style-name="T4"> <text:s text:c="3"/></text:span><text:span text:style-name="T2">for </text:span><text:span text:style-name="T4">distance_metric </text:span><text:span text:style-name="T2">in </text:span><text:span text:style-name="T4">distance_metrics:</text:span><text:line-break/><text:span text:style-name="T4"> <text:s text:c="7"/>accuracy = </text:span><text:span text:style-name="T3">kNN_evaluate</text:span><text:span text:style-name="T4">(</text:span><text:line-break/><text:span text:style-name="T4"> <text:s text:c="11"/>wine_train_data, wine_train_labels, wine_test_data, wine_test_labels, k, distance_metric</text:span><text:line-break/><text:span text:style-name="T4"> <text:s text:c="7"/>)</text:span><text:line-break/><text:soft-page-break/><text:span text:style-name="T4"> <text:s text:c="7"/></text:span><text:span text:style-name="T6">print</text:span><text:span text:style-name="T4">(</text:span><text:span text:style-name="T9">f'Wine - k=</text:span><text:span text:style-name="T6">{</text:span><text:span text:style-name="T4">k</text:span><text:span text:style-name="T6">}</text:span><text:span text:style-name="T9">, Distance Metric=</text:span><text:span text:style-name="T6">{</text:span><text:span text:style-name="T4">distance_metric.</text:span><text:span text:style-name="T7">__name__</text:span><text:span text:style-name="T6">}</text:span><text:span text:style-name="T9">, Accuracy=</text:span><text:span text:style-name="T6">{</text:span><text:span text:style-name="T4">accuracy</text:span><text:span text:style-name="T6">:</text:span><text:span text:style-name="T9">.2f</text:span><text:span text:style-name="T6">}</text:span><text:span text:style-name="T9">'</text:span><text:span text:style-name="T4">)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2:24:01.209308265</meta:creation-date>
    <dc:date>2023-12-16T12:27:49.730675801</dc:date>
    <meta:editing-duration>PT3M49S</meta:editing-duration>
    <meta:editing-cycles>1</meta:editing-cycles>
    <meta:document-statistic meta:table-count="0" meta:image-count="0" meta:object-count="0" meta:page-count="3" meta:paragraph-count="19" meta:word-count="415" meta:character-count="3804" meta:non-whitespace-character-count="3211"/>
    <meta:generator>LibreOffice/7.3.7.2$Linux_X86_64 LibreOffice_project/30$Build-2</meta:generator>
  </office:meta>
</office:document-meta>
</file>